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5bc" officeooo:paragraph-rsid="000175bc"/>
    </style:style>
    <style:style style:name="P2" style:family="paragraph" style:parent-style-name="Standard">
      <style:text-properties fo:font-weight="bold" officeooo:rsid="000175bc" officeooo:paragraph-rsid="000175bc" style:font-weight-asian="bold" style:font-weight-complex="bold"/>
    </style:style>
    <style:style style:name="P3" style:family="paragraph" style:parent-style-name="Standard">
      <style:text-properties fo:font-weight="bold" officeooo:rsid="00017613" officeooo:paragraph-rsid="00017613" style:font-weight-asian="bold" style:font-weight-complex="bold"/>
    </style:style>
    <style:style style:name="P4" style:family="paragraph" style:parent-style-name="Standard">
      <style:text-properties fo:font-weight="bold" officeooo:rsid="0003cf61" officeooo:paragraph-rsid="0003cf61" style:font-weight-asian="bold" style:font-weight-complex="bold"/>
    </style:style>
    <style:style style:name="P5" style:family="paragraph" style:parent-style-name="Standard">
      <style:text-properties fo:font-weight="bold" officeooo:rsid="0003cf61" officeooo:paragraph-rsid="00040435" style:font-weight-asian="bold" style:font-weight-complex="bold"/>
    </style:style>
    <style:style style:name="P6" style:family="paragraph" style:parent-style-name="Standard">
      <style:text-properties fo:font-weight="bold" officeooo:rsid="00040435" officeooo:paragraph-rsid="00040435" style:font-weight-asian="bold" style:font-weight-complex="bold"/>
    </style:style>
    <style:style style:name="P7" style:family="paragraph" style:parent-style-name="Standard">
      <style:text-properties fo:font-weight="normal" officeooo:rsid="000175bc" officeooo:paragraph-rsid="000175bc" style:font-weight-asian="normal" style:font-weight-complex="normal"/>
    </style:style>
    <style:style style:name="P8" style:family="paragraph" style:parent-style-name="Standard">
      <style:text-properties fo:font-weight="normal" officeooo:rsid="00017613" officeooo:paragraph-rsid="00017613" style:font-weight-asian="normal" style:font-weight-complex="normal"/>
    </style:style>
    <style:style style:name="P9" style:family="paragraph" style:parent-style-name="Standard">
      <style:text-properties fo:font-weight="normal" officeooo:rsid="0003cf61" officeooo:paragraph-rsid="0003cf61" style:font-weight-asian="normal" style:font-weight-complex="normal"/>
    </style:style>
    <style:style style:name="P10" style:family="paragraph" style:parent-style-name="Standard">
      <style:text-properties fo:font-weight="normal" officeooo:rsid="00017613" officeooo:paragraph-rsid="00017613" style:font-weight-asian="normal" style:font-weight-complex="normal"/>
    </style:style>
    <style:style style:name="P11" style:family="paragraph" style:parent-style-name="Standard">
      <style:text-properties fo:font-weight="normal" officeooo:rsid="0003cf61" officeooo:paragraph-rsid="00040435" style:font-weight-asian="normal" style:font-weight-complex="normal"/>
    </style:style>
    <style:style style:name="P12" style:family="paragraph" style:parent-style-name="Standard">
      <style:text-properties fo:font-variant="normal" fo:text-transform="none" fo:color="#222222" style:font-name="Arial" fo:font-size="12pt" fo:letter-spacing="normal" fo:font-style="normal" fo:font-weight="bold" officeooo:rsid="000629b8" officeooo:paragraph-rsid="000629b8" style:font-weight-asian="bold" style:font-weight-complex="bold"/>
    </style:style>
    <style:style style:name="P13" style:family="paragraph" style:parent-style-name="Standard">
      <style:text-properties fo:font-variant="normal" fo:text-transform="none" fo:color="#222222" style:font-name="Arial" fo:font-size="12pt" fo:letter-spacing="normal" fo:font-style="normal" fo:font-weight="bold" officeooo:rsid="0003cf61" officeooo:paragraph-rsid="00040435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397cm" fo:widows="1" fo:text-indent="0cm" style:auto-text-indent="false"/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style:line-height-at-least="0.397cm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style:line-height-at-least="0.397cm" fo:widows="1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344cm" fo:widows="1" fo:text-indent="0cm" style:auto-text-indent="false" fo:background-color="transparent">
        <style:background-image/>
      </style:paragraph-properties>
      <style:text-properties fo:font-variant="normal" fo:text-transform="none" fo:color="#222222" style:font-name="Arial" fo:font-size="12pt" fo:letter-spacing="normal" fo:font-style="normal" fo:font-weight="bold"/>
    </style:style>
    <style:style style:name="P18" style:family="paragraph" style:parent-style-name="Text_20_body">
      <style:paragraph-properties fo:margin-top="0cm" fo:margin-bottom="0cm" style:contextual-spacing="false" style:line-height-at-least="0.344cm" fo:widows="1" fo:background-color="transparent">
        <style:background-image/>
      </style:paragraph-properties>
      <style:text-properties fo:font-variant="normal" fo:text-transform="none" fo:color="#222222" style:font-name="Arial" fo:font-size="12pt" fo:letter-spacing="normal" fo:font-style="normal" fo:font-weight="normal"/>
    </style:style>
    <style:style style:name="P19" style:family="paragraph" style:parent-style-name="Text_20_body">
      <style:paragraph-properties fo:margin-top="0cm" fo:margin-bottom="0cm" style:contextual-spacing="false" style:line-height-at-least="0.344cm" fo:widows="1" fo:background-color="transparent">
        <style:background-image/>
      </style:paragraph-properties>
      <style:text-properties fo:font-variant="normal" fo:text-transform="none" fo:color="#222222" style:font-name="Arial" fo:font-size="12pt" fo:letter-spacing="normal" fo:font-style="normal" fo:font-weight="bold"/>
    </style:style>
    <style:style style:name="P20" style:family="paragraph" style:parent-style-name="Text_20_body">
      <style:paragraph-properties fo:margin-top="0cm" fo:margin-bottom="0cm" style:contextual-spacing="false" style:line-height-at-least="0.344cm" fo:widows="1" fo:background-color="transparent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cf61" style:font-weight-asian="normal" style:font-weight-complex="normal"/>
    </style:style>
    <style:style style:name="T3" style:family="text">
      <style:text-properties fo:font-weight="normal" officeooo:rsid="00040435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7" style:family="text">
      <style:text-properties officeooo:rsid="000629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validating the elements of student</text:p>
      <text:p text:style-name="P2">Xml:</text:p>
      <text:p text:style-name="P1">&lt;?xml version="1.0"?&gt;</text:p>
      <text:p text:style-name="P1">&lt;student&gt;</text:p>
      <text:p text:style-name="P1"><text:s/>&lt;rollno&gt;1&lt;/rollno&gt;</text:p>
      <text:p text:style-name="P1"><text:s/>&lt;name&gt;Kavitha&lt;/name&gt;</text:p>
      <text:p text:style-name="P1"><text:s/>&lt;phone&gt;9876547474&lt;/phone&gt;</text:p>
      <text:p text:style-name="P1">&lt;/student&gt;</text:p>
      <text:p text:style-name="P1"/>
      <text:p text:style-name="P2">xsd:</text:p>
      <text:p text:style-name="P7">&lt;?xml version="1.0"?&gt;</text:p>
      <text:p text:style-name="P7">&lt;xs:schema xmlns:xs="http://www.w3.org/2001/XMLSchema"&gt;</text:p>
      <text:p text:style-name="P7"/>
      <text:p text:style-name="P7">&lt;xs:element name="student"&gt;</text:p>
      <text:p text:style-name="P7"><text:s text:c="2"/>&lt;xs:complexType&gt;</text:p>
      <text:p text:style-name="P7"><text:s text:c="4"/>&lt;xs:sequence&gt;</text:p>
      <text:p text:style-name="P7"><text:s text:c="6"/>&lt;xs:element name="rollno" type="xs:integer"/&gt;</text:p>
      <text:p text:style-name="P7"><text:s text:c="6"/>&lt;xs:element name="name" type="xs:string"/&gt;</text:p>
      <text:p text:style-name="P7"><text:s text:c="6"/>&lt;xs:element name="phone" type="xs:integer"/&gt;</text:p>
      <text:p text:style-name="P7"><text:s text:c="4"/>&lt;/xs:sequence&gt;</text:p>
      <text:p text:style-name="P7"><text:s text:c="2"/>&lt;/xs:complexType&gt;</text:p>
      <text:p text:style-name="P7">&lt;/xs:element&gt;</text:p>
      <text:p text:style-name="P7"/>
      <text:p text:style-name="P7">&lt;/xs:schema&gt;</text:p>
      <text:p text:style-name="P7"/>
      <text:p text:style-name="P7"/>
      <text:p text:style-name="P3">2)validating the name of the student(“must be a string with lowercase letters”)</text:p>
      <text:p text:style-name="P3">xml:</text:p>
      <text:p text:style-name="P8">&lt;?xml version="1.0"?&gt;</text:p>
      <text:p text:style-name="P8">&lt;student&gt;</text:p>
      <text:p text:style-name="P8"><text:s/>&lt;rollno&gt;1&lt;/rollno&gt;</text:p>
      <text:p text:style-name="P8"><text:s/>&lt;name&gt;kavitha&lt;/name&gt;</text:p>
      <text:p text:style-name="P8"><text:s/>&lt;phone&gt;9876547474&lt;/phone&gt;</text:p>
      <text:p text:style-name="P8">&lt;/student&gt;</text:p>
      <text:p text:style-name="P3">xsd:</text:p>
      <text:p text:style-name="P8">&lt;?xml version="1.0"?&gt;</text:p>
      <text:p text:style-name="P8">&lt;xs:schema xmlns:xs="http://www.w3.org/2001/XMLSchema"&gt;</text:p>
      <text:p text:style-name="P8"/>
      <text:p text:style-name="P8">&lt;xs:element name="student"&gt;</text:p>
      <text:p text:style-name="P8"><text:s text:c="2"/>&lt;xs:complexType&gt;</text:p>
      <text:p text:style-name="P8"><text:s text:c="4"/>&lt;xs:sequence&gt;</text:p>
      <text:p text:style-name="P8"><text:s text:c="6"/>&lt;xs:element name="rollno" type="xs:integer"/&gt;</text:p>
      <text:p text:style-name="P8"><text:s text:c="6"/>&lt;xs:element name="name"&gt;</text:p>
      <text:p text:style-name="P8"><text:s text:c="9"/>&lt;xs:simpleType&gt;</text:p>
      <text:p text:style-name="P8"><text:s text:c="9"/><text:span text:style-name="T4">&lt;xs:restriction base="xs:string"&gt;</text:span></text:p>
      <text:p text:style-name="P3"><text:s text:c="9"/>&lt;xs:pattern value="[a-z]+"/&gt;</text:p>
      <text:p text:style-name="P3"><text:s text:c="9"/>&lt;/xs:restriction&gt;</text:p>
      <text:p text:style-name="P8"><text:s text:c="8"/>&lt;/xs:simpleType&gt;</text:p>
      <text:p text:style-name="P8"><text:s text:c="6"/>&lt;/xs:element&gt;</text:p>
      <text:p text:style-name="P8"><text:s text:c="6"/>&lt;xs:element name="phone" type="xs:integer"/&gt;</text:p>
      <text:p text:style-name="P8"><text:s text:c="4"/>&lt;/xs:sequence&gt;</text:p>
      <text:p text:style-name="P8"><text:s text:c="2"/>&lt;/xs:complexType&gt;</text:p>
      <text:p text:style-name="P8"><text:soft-page-break/>&lt;/xs:element&gt;</text:p>
      <text:p text:style-name="P8"/>
      <text:p text:style-name="P8">&lt;/xs:schema&gt;</text:p>
      <text:p text:style-name="P8"/>
      <text:p text:style-name="P3">3)min and max range validation</text:p>
      <text:p text:style-name="P8">&lt;?xml version="1.0"?&gt;</text:p>
      <text:p text:style-name="P8">&lt;student&gt;</text:p>
      <text:p text:style-name="P8"><text:s/>&lt;rollno&gt;1&lt;/rollno&gt;</text:p>
      <text:p text:style-name="P8"><text:s/>&lt;name&gt;kavitha&lt;/name&gt;</text:p>
      <text:p text:style-name="P3"><text:span text:style-name="T1"><text:s/>&lt;age&gt;</text:span><text:span text:style-name="T2">1</text:span><text:span text:style-name="T1">0&lt;/age&gt;</text:span></text:p>
      <text:p text:style-name="P8"><text:s/>&lt;phone&gt;9876547474&lt;/phone&gt;</text:p>
      <text:p text:style-name="P8">&lt;/student&gt;</text:p>
      <text:p text:style-name="P8"/>
      <text:p text:style-name="P4">xsd:</text:p>
      <text:p text:style-name="P9">&lt;?xml version="1.0"?&gt;</text:p>
      <text:p text:style-name="P9">&lt;xs:schema xmlns:xs="http://www.w3.org/2001/XMLSchema"&gt;</text:p>
      <text:p text:style-name="P9">&lt;xs:element name="student"&gt;</text:p>
      <text:p text:style-name="P9"><text:s text:c="2"/>&lt;xs:complexType&gt;</text:p>
      <text:p text:style-name="P9"><text:s text:c="4"/>&lt;xs:sequence&gt;</text:p>
      <text:p text:style-name="P9"><text:s text:c="6"/><text:tab/>&lt;xs:element name="rollno" type="xs:integer"/&gt;</text:p>
      <text:p text:style-name="P9"><text:s text:c="5"/><text:tab/> &lt;xs:element name="name"&gt;</text:p>
      <text:p text:style-name="P9"><text:s text:c="9"/><text:tab/><text:tab/>&lt;xs:simpleType&gt;</text:p>
      <text:p text:style-name="P9"><text:s text:c="8"/><text:tab/><text:tab/> &lt;xs:restriction base="xs:string"&gt;</text:p>
      <text:p text:style-name="P9"><text:s text:c="7"/><text:tab/><text:tab/> <text:s/>&lt;xs:pattern value="[a-z]+"/&gt;</text:p>
      <text:p text:style-name="P9"><text:s text:c="8"/><text:tab/><text:tab/> &lt;/xs:restriction&gt;</text:p>
      <text:p text:style-name="P9"><text:s text:c="8"/><text:tab/><text:tab/>&lt;/xs:simpleType&gt;</text:p>
      <text:p text:style-name="P9"><text:s text:c="6"/><text:tab/>&lt;/xs:element&gt;</text:p>
      <text:p text:style-name="P9"><text:s text:c="4"/></text:p>
      <text:p text:style-name="P9"><text:tab/>&lt;xs:element name="age"&gt;</text:p>
      <text:p text:style-name="P9"><text:tab/><text:tab/> <text:s/>&lt;xs:simpleType&gt;</text:p>
      <text:p text:style-name="P9"><text:s text:c="2"/><text:tab/><text:tab/> <text:s/><text:span text:style-name="T4">&lt;xs:restriction base="xs:integer"&gt;</text:span></text:p>
      <text:p text:style-name="P5"><text:s text:c="3"/><text:tab/><text:tab/> <text:s text:c="2"/>&lt;xs:minInclusive value="0"/&gt; <text:s text:c="5"/><text:span text:style-name="T1">//</text:span><text:span text:style-name="T3">accepts 0</text:span></text:p>
      <text:p text:style-name="P4"><text:s/><text:tab/><text:tab/> <text:s text:c="4"/>&lt;xs:maxInclusive value="10"/&gt; <text:s/>/<text:span text:style-name="T1">/</text:span><text:span text:style-name="T3">accepts 10</text:span></text:p>
      <text:p text:style-name="P4"><text:s text:c="4"/><text:tab/><text:tab/>&lt;/xs:restriction&gt;</text:p>
      <text:p text:style-name="P9"><text:s text:c="2"/><text:tab/><text:tab/>&lt;/xs:simpleType&gt;</text:p>
      <text:p text:style-name="P9"><text:tab/>&lt;/xs:element&gt; </text:p>
      <text:p text:style-name="P9"><text:s text:c="6"/><text:tab/>&lt;xs:element name="phone" type="xs:integer"/&gt;</text:p>
      <text:p text:style-name="P9"><text:s text:c="4"/>&lt;/xs:sequence&gt;</text:p>
      <text:p text:style-name="P9"><text:s text:c="2"/>&lt;/xs:complexType&gt;</text:p>
      <text:p text:style-name="P9">&lt;/xs:element&gt;</text:p>
      <text:p text:style-name="P9"/>
      <text:p text:style-name="P9">&lt;/xs:schema&gt;</text:p>
      <text:p text:style-name="P9"/>
      <text:p text:style-name="P9"/>
      <text:p text:style-name="P6">xsd:</text:p>
      <text:p text:style-name="P11">&lt;?xml version="1.0"?&gt;</text:p>
      <text:p text:style-name="P11">&lt;xs:schema xmlns:xs="http://www.w3.org/2001/XMLSchema"&gt;</text:p>
      <text:p text:style-name="P11">&lt;xs:element name="student"&gt;</text:p>
      <text:p text:style-name="P11"><text:s text:c="2"/>&lt;xs:complexType&gt;</text:p>
      <text:p text:style-name="P11"><text:s text:c="4"/>&lt;xs:sequence&gt;</text:p>
      <text:p text:style-name="P11"><text:s text:c="6"/>&lt;xs:element name="rollno" type="xs:integer"/&gt;</text:p>
      <text:p text:style-name="P11"><text:s text:c="6"/>&lt;xs:element name="name"&gt;</text:p>
      <text:p text:style-name="P11"><text:soft-page-break/><text:s text:c="9"/>&lt;xs:simpleType&gt;</text:p>
      <text:p text:style-name="P11"><text:s text:c="9"/>&lt;xs:restriction base="xs:string"&gt;</text:p>
      <text:p text:style-name="P11"><text:s text:c="9"/>&lt;xs:pattern value="[a-z]+"/&gt;</text:p>
      <text:p text:style-name="P11"><text:s text:c="9"/>&lt;/xs:restriction&gt;</text:p>
      <text:p text:style-name="P11"><text:s text:c="8"/>&lt;/xs:simpleType&gt;</text:p>
      <text:p text:style-name="P11"><text:s text:c="6"/>&lt;/xs:element&gt;</text:p>
      <text:p text:style-name="P11"><text:s text:c="4"/></text:p>
      <text:p text:style-name="P11">&lt;xs:element name="age"&gt;</text:p>
      <text:p text:style-name="P11"><text:s text:c="2"/>&lt;xs:simpleType&gt;</text:p>
      <text:p text:style-name="P5"><text:span text:style-name="T1"><text:s text:c="4"/></text:span>&lt;xs:restriction base="xs:integer"&gt;</text:p>
      <text:p text:style-name="P5"><text:s text:c="6"/>&lt;xs:minExclusive value="0"/&gt;</text:p>
      <text:p text:style-name="P5"><text:s text:c="6"/>&lt;xs:maxExclusive value="10"/&gt; <text:s/>/<text:span text:style-name="T1">/</text:span><text:span text:style-name="T3">does not accept 10</text:span></text:p>
      <text:p text:style-name="P5"><text:s text:c="4"/>&lt;/xs:restriction&gt;</text:p>
      <text:p text:style-name="P11"><text:s text:c="2"/>&lt;/xs:simpleType&gt;</text:p>
      <text:p text:style-name="P11">&lt;/xs:element&gt; </text:p>
      <text:p text:style-name="P11"><text:s text:c="6"/>&lt;xs:element name="phone" type="xs:integer"/&gt;</text:p>
      <text:p text:style-name="P11"><text:s text:c="4"/>&lt;/xs:sequence&gt;</text:p>
      <text:p text:style-name="P11"><text:s text:c="2"/>&lt;/xs:complexType&gt;</text:p>
      <text:p text:style-name="P11">&lt;/xs:element&gt;</text:p>
      <text:p text:style-name="P11"/>
      <text:p text:style-name="P11">&lt;/xs:schema&gt;</text:p>
      <text:p text:style-name="P11"/>
      <text:p text:style-name="P12">Complex Elements</text:p>
      <text:p text:style-name="P13"><text:span text:style-name="T7">E</text:span>mpty element <text:span text:style-name="T7">is complex element</text:span></text:p>
      <text:p text:style-name="P17">xml:</text:p>
      <text:p text:style-name="P18">&lt;?xml version="1.0"?&gt;</text:p>
      <text:p text:style-name="P18">&lt;product prodid="123"/&gt;</text:p>
      <text:p text:style-name="P20"/>
      <text:p text:style-name="P19">xsd:</text:p>
      <text:p text:style-name="P18">&lt;?xml version="1.0"?&gt;</text:p>
      <text:p text:style-name="P20"><text:span text:style-name="T5">&lt;xs:schema xmlns:xs="</text:span><text:a xlink:type="simple" xlink:href="http://www.w3.org/2001/XMLSchema" office:target-frame-name="_blank" xlink:show="new"><text:span text:style-name="T6">http://www.w3.org/2001/XMLSchema</text:span></text:a><text:span text:style-name="T5">"&gt;</text:span></text:p>
      <text:p text:style-name="P18">&lt;xs:element name="product"&gt;</text:p>
      <text:p text:style-name="P18">&lt;xs:complexType&gt;</text:p>
      <text:p text:style-name="P18">&lt;xs:attribute name="prodid" type="xs:integer"/&gt;</text:p>
      <text:p text:style-name="P18">&lt;/xs:complexType&gt;</text:p>
      <text:p text:style-name="P18">&lt;/xs:element&gt;</text:p>
      <text:p text:style-name="P18">&lt;/xs:schema&gt;</text:p>
      <text:p text:style-name="P20"/>
      <text:p text:style-name="P15"/>
      <text:p text:style-name="P15"/>
      <text:p text:style-name="P14"><text:span text:style-name="T7">M</text:span>ixed <text:span text:style-name="T7">Element is also a complex Element</text:span></text:p>
      <text:p text:style-name="P15"/>
      <text:p text:style-name="P15">xml:</text:p>
      <text:p text:style-name="P15">&lt;?xml version="1.0"?&gt;<text:line-break/>&lt;product&gt;<text:line-break/>name:&lt;name&gt;hat&lt;/name&gt;<text:line-break/>price:&lt;price&gt;500&lt;/price&gt;<text:line-break/>&lt;/product&gt;</text:p>
      <text:p text:style-name="P15"/>
      <text:p text:style-name="P15">xsd:</text:p>
      <text:p text:style-name="P16"><text:span text:style-name="T5">&lt;?xml version="1.0"?&gt;<text:line-break/>&lt;xs:schema xmlns:xs="</text:span><text:a xlink:type="simple" xlink:href="http://www.w3.org/2001/XMLSchema" office:target-frame-name="_blank" xlink:show="new"><text:span text:style-name="T6">http://www.w3.org/2001/XMLSchema</text:span></text:a><text:span text:style-name="T5">"&gt;<text:line-break/></text:span><text:soft-page-break/><text:span text:style-name="T5">&lt;xs:element name="product"&gt;<text:line-break/>&lt;xs:complexType mixed="true"&gt;<text:line-break/>   &lt;xs:sequence&gt;<text:line-break/>     &lt;xs:element name="name"/&gt;<text:line-break/>      &lt;xs:element name="price"/&gt;<text:line-break/>&lt;/xs:sequence&gt;<text:line-break/>&lt;/xs:complexType&gt;<text:line-break/>&lt;/xs:element&gt;<text:line-break/>&lt;/xs:schema&gt;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7:15:51.257479800</meta:creation-date>
    <dc:date>2020-02-28T15:46:29.753000000</dc:date>
    <meta:editing-duration>PT31M49S</meta:editing-duration>
    <meta:editing-cycles>3</meta:editing-cycles>
    <meta:generator>LibreOffice/4.1.3.2$Windows_x86 LibreOffice_project/70feb7d99726f064edab4605a8ab840c50ec57a</meta:generator>
    <meta:document-statistic meta:table-count="0" meta:image-count="0" meta:object-count="0" meta:page-count="4" meta:paragraph-count="131" meta:word-count="245" meta:character-count="3568" meta:non-whitespace-character-count="3065"/>
  </office:meta>
</office:document-meta>
</file>